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輸入斷詞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4.558cm" svg:height="0.992cm" svg:x="-0.138cm" svg:y="17.617cm">
            <draw:text-box>
              <text:list text:style-name="L3">
                <text:list-header>
                  <text:p>我beh4食飯</text:p>
                </text:list-header>
              </text:list>
            </draw:text-box>
          </draw:frame>
          <draw:frame draw:style-name="gr6" draw:layer="layout" svg:width="5.694cm" svg:height="1.733cm" svg:x="4.6cm" svg:y="18.001cm">
            <draw:text-box>
              <text:p>我：gua2、ngoo2</text:p>
              <text:p>beh4：欲、…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12萬詞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1/3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  <text:list-item>
                        <text:p>日後維護較簡單</text:p>
                      </text:list-item>
                    </text:list>
                  </text:list-item>
                  <text:list-item>
                    <text:p>用python重寫</text:p>
                    <text:list>
                      <text:list-item>
                        <text:p>時間可能不夠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國語翻到閩南語</text:p>
                <text:list>
                  <text:list-item>
                    <text:p>國語斷詞</text:p>
                  </text:list-item>
                  <text:list-item>
                    <text:p>閩南語語言模型</text:p>
                  </text:list-item>
                </text:list>
              </text:list-item>
              <text:list-item>
                <text:p>閩南語翻到國語</text:p>
                <text:list>
                  <text:list-item>
                    <text:p>閩南語斷詞</text:p>
                    <text:list>
                      <text:list-item>
                        <text:p>需要閩南語語言模型</text:p>
                      </text:list-item>
                    </text:list>
                  </text:list-item>
                  <text:list-item>
                    <text:p>國語語言模型</text:p>
                  </text:list-item>
                </text:list>
              </text:list-item>
              <text:list-item>
                <text:p>閩南語語言模型</text:p>
                <text:list>
                  <text:list-item>
                    <text:p>語言模型→加資料→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整理平行語料</text:p>
                <text:list>
                  <text:list-item>
                    <text:p>國語和閩南語對照</text:p>
                  </text:list-item>
                  <text:list-item>
                    <text:p>拿來整理其他語料，來建閩南語語言模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12T09:28:04</dc:date>
    <meta:editing-duration>PT11H58M26S</meta:editing-duration>
    <meta:editing-cycles>65</meta:editing-cycles>
    <meta:generator>LibreOffice/3.5$Linux_X86_64 LibreOffice_project/350m1$Build-2</meta:generator>
    <dc:creator>Ihc </dc:creator>
    <meta:document-statistic meta:object-count="259"/>
  </office:meta>
</office:document-meta>
</file>